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551a" officeooo:paragraph-rsid="0017551a"/>
    </style:style>
    <style:style style:name="P2" style:family="paragraph" style:parent-style-name="Standard" style:list-style-name="L1">
      <style:text-properties officeooo:rsid="0017551a" officeooo:paragraph-rsid="0017551a"/>
    </style:style>
    <style:style style:name="P3" style:family="paragraph" style:parent-style-name="Standard" style:list-style-name="L2">
      <style:text-properties officeooo:rsid="0017551a" officeooo:paragraph-rsid="0017551a"/>
    </style:style>
    <style:style style:name="T1" style:family="text">
      <style:text-properties officeooo:rsid="0017551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Encoder</text:span> File Format</text:h>
      <text:h text:style-name="Heading_20_3" text:outline-level="3">Definitions</text:h>
      <text:list xml:id="list1722047485" text:style-name="L1">
        <text:list-item>
          <text:p text:style-name="P2">A Docket specifies which data files should be uploaded into the HWDB.</text:p>
        </text:list-item>
        <text:list-item>
          <text:p text:style-name="P2">An Encoder specifies how data files should be transformed into the format required by the database</text:p>
        </text:list-item>
        <text:list-item>
          <text:p text:style-name="P2">An Encoder file is a file that contains Dockets and/or Encoders.</text:p>
        </text:list-item>
        <text:list-item>
          <text:p text:style-name="P2">For clarity, an Encoder file that contains Docket information will referred to as a Docket file. However, there is no distinct difference in the formats.</text:p>
        </text:list-item>
      </text:list>
      <text:h text:style-name="Heading_20_3" text:outline-level="3">Specifications</text:h>
      <text:list xml:id="list2174572002" text:style-name="L2">
        <text:list-item>
          <text:p text:style-name="P3">The Encoder file format is JSON5</text:p>
        </text:list-item>
        <text:list-item>
          <text:p text:style-name="P3">The root node of an Encoder file should be a dictionary</text:p>
          <text:list>
            <text:list-item>
              <text:p text:style-name="P3">For development and testing purposes, the root node may be a list. This is not recommended to be used in production, as misuse may inadvertently hide or obscure funtionality.</text:p>
            </text:list-item>
            <text:list-item>
              <text:p text:style-name="P3">If the root node is a list, then every item in the list will be read in as if it were the root node, merging contents together to form a single root. </text:p>
            </text:list-item>
            <text:list-item>
              <text:p text:style-name="P3">If an item under the root node is encountered in a later root, its contents will be overwritten.</text:p>
            </text:list-item>
          </text:list>
        </text:list-item>
        <text:list-item>
          <text:p text:style-name="P3">The root node of an Encoder may contain the following fields:</text:p>
          <text:list>
            <text:list-item>
              <text:p text:style-name="P3"/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3T11:59:57.131000000</meta:creation-date>
    <meta:generator>LibreOffice/7.3.5.2$Windows_X86_64 LibreOffice_project/184fe81b8c8c30d8b5082578aee2fed2ea847c01</meta:generator>
    <dc:date>2023-06-15T07:36:22.538000000</dc:date>
    <meta:editing-duration>PT22H1M44S</meta:editing-duration>
    <meta:editing-cycles>1</meta:editing-cycles>
    <meta:document-statistic meta:table-count="0" meta:image-count="0" meta:object-count="0" meta:page-count="1" meta:paragraph-count="14" meta:word-count="187" meta:character-count="1007" meta:non-whitespace-character-count="843"/>
  </office:meta>
</office:document-meta>
</file>